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rsid="003f9237" officeooo:paragraph-rsid="0016e381" fo:background-color="transparent"/>
    </style:style>
    <style:style style:name="P5" style:family="paragraph" style:parent-style-name="Standard">
      <style:text-properties officeooo:paragraph-rsid="000db36f"/>
    </style:style>
    <style:style style:name="P6" style:family="paragraph" style:parent-style-name="Standard">
      <style:text-properties fo:font-style="italic" officeooo:paragraph-rsid="000db36f" style:font-style-asian="italic" style:font-style-complex="italic"/>
    </style:style>
    <style:style style:name="P7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8" style:family="paragraph" style:parent-style-name="Standard">
      <style:text-properties fo:font-style="italic" officeooo:rsid="0047cbef" officeooo:paragraph-rsid="000db36f" style:font-style-asian="italic" style:font-style-complex="italic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4511c4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45c379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font-style="italic" fo:font-weight="bold" officeooo:rsid="004a440a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2a6099" loext:opacity="100%" fo:font-style="normal" officeooo:rsid="001a9db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Noções de UX/UI</text:span><text:span text:style-name="T5">: </text:span><text:span text:style-name="T6">Módulo </text:span><text:span text:style-name="T9">3</text:span><text:span text:style-name="T6"> - </text:span><text:span text:style-name="T5">Atividade 0</text:span><text:span text:style-name="T10">3</text:span></text:p>
      <text:p text:style-name="P2"/>
      <text:p text:style-name="P8">Construa uma proto-persona sobre usuários que estão migrando de carreira e que desejam cursar uma formação em desenvolvimento mobile com foco em tecnologia Android.</text:p>
      <text:p text:style-name="P8">Leve em consideração:</text:p>
      <text:p text:style-name="P8">- nome e desenho (ilustração representativa);</text:p>
      <text:p text:style-name="P8">- perfil;</text:p>
      <text:p text:style-name="P8">- comportamento;</text:p>
      <text:p text:style-name="P8">- necessidades.</text:p>
      <text:p text:style-name="P7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1">.</text:span></text:a></text:p>
      <text:p text:style-name="P3"/>
      <text:p text:style-name="P4"><text:s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6T14:46:31.561416680</dc:date>
    <meta:editing-duration>PT9H17M15S</meta:editing-duration>
    <meta:editing-cycles>51</meta:editing-cycles>
    <meta:generator>LibreOffice/7.3.7.2$Linux_X86_64 LibreOffice_project/30$Build-2</meta:generator>
    <meta:document-statistic meta:table-count="0" meta:image-count="0" meta:object-count="0" meta:page-count="1" meta:paragraph-count="9" meta:word-count="51" meta:character-count="341" meta:non-whitespace-character-count="297"/>
  </office:meta>
</office:document-meta>
</file>